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style:font-name="Verdana1" fo:font-size="14pt"/>
    </style:style>
    <style:style style:name="T7" style:family="text">
      <style:text-properties style:font-name="Verdana1" fo:font-size="14pt" style:text-underline-style="solid" style:text-underline-width="auto" style:text-underline-color="font-color"/>
    </style:style>
    <style:style style:name="T8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9" style:family="text">
      <style:text-properties style:font-name="Verdana1" fo:font-size="14pt" fo:font-weight="bold"/>
    </style:style>
    <style:style style:name="T10" style:family="text">
      <style:text-properties fo:font-weight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Garlic Toast<text:line-break/></text:span><text:span text:style-name="T1"><text:line-break/>8 slices of bread, homemade is works great!<text:line-break/>6 T butter<text:line-break/>1 t garlic powder, or more according to taste<text:line-break/><text:line-break/><text:line-break/>Lay bread on a cookie try. Broil in oven until golden brown. Pull out and turn over. Broil again until very light brown. Pull out. In a small bowl melt butter and stir in garlic powder. With a pastry brush, brush melted butter/garlic powder mixture over toast. Put under broiler until nicely browned. <text:line-break/><text:line-break/>You can also use olive oil in place of butter, obviously no melting necessary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56:37.5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89" meta:character-count="498"/>
  </office:meta>
</office:document-meta>
</file>